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style:style>
    <style:style style:name="P3" style:parent-style-name="Normal" style:family="paragraph">
      <style:text-properties style:font-name="Calibri" style:font-name-complex="Calibri"/>
    </style:style>
    <style:style style:name="P4" style:parent-style-name="Normal" style:family="paragraph">
      <style:text-properties style:font-name="Calibri" style:font-name-complex="Calibri"/>
    </style:style>
    <style:style style:name="P5" style:parent-style-name="Normal" style:family="paragraph">
      <style:text-properties style:font-name="Calibri" style:font-name-complex="Calibri"/>
    </style:style>
    <style:style style:name="P6" style:parent-style-name="Normal" style:family="paragraph">
      <style:text-properties style:font-name="Calibri" style:font-name-complex="Calibri"/>
    </style:style>
    <style:style style:name="P7" style:parent-style-name="Normal" style:family="paragraph">
      <style:text-properties style:font-name="Calibri" style:font-name-complex="Calibri"/>
    </style:style>
    <style:style style:name="P8" style:parent-style-name="Normal" style:family="paragraph">
      <style:text-properties style:font-name="Calibri" style:font-name-complex="Calibri"/>
    </style:style>
    <style:style style:name="P9" style:parent-style-name="Normal" style:family="paragraph">
      <style:text-properties style:font-name="Calibri" style:font-name-complex="Calibri"/>
    </style:style>
    <style:style style:name="P10" style:parent-style-name="Normal" style:family="paragraph">
      <style:text-properties style:font-name="Calibri" style:font-name-complex="Calibri"/>
    </style:style>
    <style:style style:name="P11" style:parent-style-name="Normal" style:family="paragraph">
      <style:text-properties style:font-name="Calibri" style:font-name-complex="Calibri"/>
    </style:style>
    <style:style style:name="P12" style:parent-style-name="Normal" style:family="paragraph">
      <style:text-properties style:font-name="Calibri" style:font-name-complex="Calibri"/>
    </style:style>
    <style:style style:name="P13" style:parent-style-name="Normal" style:family="paragraph">
      <style:text-properties style:font-name="Calibri" style:font-name-complex="Calibri"/>
    </style:style>
    <style:style style:name="P14" style:parent-style-name="Normal" style:family="paragraph">
      <style:text-properties style:font-name="Calibri" style:font-name-complex="Calibri"/>
    </style:style>
    <style:style style:name="P15" style:parent-style-name="Normal" style:family="paragraph">
      <style:text-properties style:font-name="Calibri" style:font-name-complex="Calibri"/>
    </style:style>
    <style:style style:name="P16" style:parent-style-name="Normal" style:family="paragraph">
      <style:text-properties style:font-name="Calibri" style:font-name-complex="Calibri"/>
    </style:style>
    <style:style style:name="P17" style:parent-style-name="Normal" style:family="paragraph">
      <style:text-properties style:font-name="Calibri" style:font-name-complex="Calibri"/>
    </style:style>
    <style:style style:name="P18" style:parent-style-name="Normal" style:family="paragraph">
      <style:text-properties style:font-name="Calibri" style:font-name-complex="Calibri"/>
    </style:style>
    <style:style style:name="T19" style:parent-style-name="DefaultParagraphFont" style:family="text">
      <style:text-properties style:font-name="Calibri" style:font-name-complex="Calibri" fo:font-weight="bold" style:font-weight-asian="bold" style:font-weight-complex="bold"/>
    </style:style>
    <style:style style:name="P20" style:parent-style-name="Normal" style:family="paragraph">
      <style:text-properties style:font-name="Calibri" style:font-name-complex="Calibri"/>
    </style:style>
    <style:style style:name="P21" style:parent-style-name="Normal" style:family="paragraph">
      <style:text-properties style:font-name="Calibri" style:font-name-complex="Calibri"/>
    </style:style>
    <style:style style:name="P22" style:parent-style-name="Normal" style:family="paragraph">
      <style:text-properties style:font-name="Calibri" style:font-name-complex="Calibri"/>
    </style:style>
    <style:style style:name="P23" style:parent-style-name="Normal" style:family="paragraph">
      <style:text-properties style:font-name="Calibri" style:font-name-complex="Calibri"/>
    </style:style>
    <style:style style:name="P24" style:parent-style-name="Normal" style:family="paragraph">
      <style:text-properties style:font-name="Calibri" style:font-name-complex="Calibri"/>
    </style:style>
    <style:style style:name="P25" style:parent-style-name="Normal" style:family="paragraph">
      <style:text-properties style:font-name="Calibri" style:font-name-complex="Calibri"/>
    </style:style>
    <style:style style:name="P26" style:parent-style-name="Normal" style:family="paragraph">
      <style:text-properties style:font-name="Calibri" style:font-name-complex="Calibri"/>
    </style:style>
    <style:style style:name="P27" style:parent-style-name="Normal" style:family="paragraph">
      <style:text-properties style:font-name="Calibri" style:font-name-complex="Calibri"/>
    </style:style>
    <style:style style:name="P28" style:parent-style-name="Normal" style:family="paragraph">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DefaultParagraphFont" style:family="text">
      <style:text-properties style:font-name="Calibri" style:font-name-complex="Calibri" fo:font-style="italic" style:font-style-asian="italic" style:font-style-complex="italic"/>
    </style:style>
    <style:style style:name="T31" style:parent-style-name="DefaultParagraphFont" style:family="text">
      <style:text-properties style:font-name="Calibri" style:font-name-complex="Calibri"/>
    </style:style>
    <style:style style:name="P32" style:parent-style-name="Normal" style:family="paragraph">
      <style:text-properties style:font-name="Calibri" style:font-name-complex="Calibri"/>
    </style:style>
    <style:style style:name="P33" style:parent-style-name="Normal" style:family="paragraph">
      <style:text-properties style:font-name="Calibri" style:font-name-complex="Calibri"/>
    </style:style>
    <style:style style:name="P34" style:parent-style-name="Normal" style:family="paragraph">
      <style:text-properties style:font-name="Calibri" style:font-name-complex="Calibri"/>
    </style:style>
    <style:style style:name="P35" style:parent-style-name="Normal" style:family="paragraph">
      <style:text-properties style:font-name="Calibri" style:font-name-complex="Calibri"/>
    </style:style>
    <style:style style:name="P36" style:parent-style-name="Normal" style:family="paragraph">
      <style:text-properties style:font-name="Calibri" style:font-name-complex="Calibri"/>
    </style:style>
    <style:style style:name="P37" style:parent-style-name="Normal" style:family="paragraph">
      <style:text-properties style:font-name="Calibri" style:font-name-complex="Calibri"/>
    </style:style>
    <style:style style:name="P38" style:parent-style-name="Normal" style:family="paragraph">
      <style:text-properties style:font-name="Calibri" style:font-name-complex="Calibri"/>
    </style:style>
    <style:style style:name="P39" style:parent-style-name="Normal" style:family="paragraph">
      <style:text-properties style:font-name="Calibri" style:font-name-complex="Calibri"/>
    </style:style>
    <style:style style:name="P40" style:parent-style-name="Normal" style:family="paragraph">
      <style:text-properties style:font-name="Calibri" style:font-name-complex="Calibri"/>
    </style:style>
    <style:style style:name="P41" style:parent-style-name="Normal" style:family="paragraph">
      <style:text-properties style:font-name="Calibri" style:font-name-complex="Calibri"/>
    </style:style>
    <style:style style:name="P42" style:parent-style-name="Normal" style:family="paragraph">
      <style:text-properties style:font-name="Calibri" style:font-name-complex="Calibri"/>
    </style:style>
    <style:style style:name="P43" style:parent-style-name="Normal" style:family="paragraph">
      <style:text-properties style:font-name="Calibri" style:font-name-complex="Calibri"/>
    </style:style>
    <style:style style:name="P44" style:parent-style-name="Normal" style:family="paragraph">
      <style:text-properties style:font-name="Calibri" style:font-name-complex="Calibri"/>
    </style:style>
    <style:style style:name="P45" style:parent-style-name="Normal" style:family="paragraph">
      <style:text-properties style:font-name="Calibri" style:font-name-complex="Calibri"/>
    </style:style>
    <style:style style:name="P46" style:parent-style-name="Normal" style:family="paragraph">
      <style:text-properties style:font-name="Calibri" style:font-name-complex="Calibri"/>
    </style:style>
    <style:style style:name="P47" style:parent-style-name="Normal" style:family="paragraph">
      <style:text-properties style:font-name="Calibri" style:font-name-complex="Calibri"/>
    </style:style>
    <style:style style:name="P48" style:parent-style-name="Normal" style:family="paragraph">
      <style:text-properties style:font-name="Calibri" style:font-name-complex="Calibri"/>
    </style:style>
    <style:style style:name="P49" style:parent-style-name="Normal" style:family="paragraph">
      <style:text-properties style:font-name="Calibri" style:font-name-complex="Calibri"/>
    </style:style>
  </office:automatic-styles>
  <office:body>
    <office:text text:use-soft-page-breaks="true">
      <text:p text:style-name="P1"><text:span text:style-name="T2">Chapter 1: The Hidden Forest</text:span></text:p>
      <text:p text:style-name="P3">In a small village nestled between the mountains and the sea, a curious girl named Lila lived with her best friend Milo, a mischievous squirrel, and Tessa, a brave rabbit. Lila was always eager for adventure, and she had heard stories about the "Hidden Forest," a magical place that no one dared to enter. Legends said the forest was full of enchanted creatures and secrets, but no one had ever returned from it.</text:p>
      <text:p text:style-name="P4">One sunny morning, Lila decided it was time to explore. "Are you ready for an adventure?" she asked Milo and Tessa.</text:p>
      <text:p text:style-name="P5">"Always!" squeaked Milo, and Tessa nodded with excitement.</text:p>
      <text:p text:style-name="P6">As they ventured into the forest, the trees seemed to welcome them, whispering secrets in a language only they could understand. The air was filled with the scent of pine and flowers, and the ground beneath their feet was soft.</text:p>
      <text:p text:style-name="P7">They followed a narrow path deeper into the woods, and soon, they heard the sound of bells—gentle chimes that seemed to float on the wind.</text:p>
      <text:p text:style-name="P8">"That's it! The forest has its own song!" Lila exclaimed.</text:p>
      <text:p text:style-name="P9">Following the sound, they came to a clearing where a giant tree stood with silver leaves and branches that sparkled like stars. At the base of the tree was a wooden door covered in intricate carvings, glowing with an otherworldly light. The door hummed with magic.</text:p>
      <text:p text:style-name="P10">"This is it!" Lila whispered. "The door to something magical."</text:p>
      <text:p text:style-name="P11">Milo scampered up a tree, his tail twitching. "I think we’re close to something special!"</text:p>
      <text:p text:style-name="P12">Tessa sniffed the air. "Do you hear that?" she asked. The bells were louder now, coming from the tree.</text:p>
      <text:p text:style-name="P13">Lila crouched down to examine the door. "It’s locked," she said, noticing the keyhole at the bottom. "There must be a way to open it."</text:p>
      <text:p text:style-name="P14">Just then, a tiny fairy fluttered out of the glowing branches. "To open this door," the fairy said, "you must find the Lost Key. Follow the trail of fireflies, and it will lead you to what you seek."</text:p>
      <text:p text:style-name="P15">With that, the fairy vanished, leaving only a trail of sparkling dust behind.</text:p>
      <text:p text:style-name="P16">Lila, Milo, and Tessa exchanged excited glances. They were ready for the next part of their journey.</text:p>
      <text:p text:style-name="P17">"Let’s follow the fireflies!" Lila said, and with that, they began to follow the glowing trail deeper into the Hidden Forest, eager to uncover its secrets.</text:p>
      <text:p text:style-name="P18"/>
      <text:p text:style-name="Normal"><text:span text:style-name="T19">Chapter 2: The Lost Key to the Magic Realm</text:span></text:p>
      <text:p text:style-name="P20">Lila, Milo, and Tessa followed the sparkling trail of fireflies deeper into the Hidden Forest. The glow from the tiny creatures flickered in the growing twilight, lighting their path through thick vines and towering trees. The air was cool now, and the sounds of the forest seemed to hum with magic.</text:p>
      <text:soft-page-break/>
      <text:p text:style-name="P21">“I can feel it,” Lila said, her eyes wide with excitement. “The Lost Key is close. I just know it!”</text:p>
      <text:p text:style-name="P22">Tessa’s long ears twitched. “It’s getting quieter. The fireflies are leading us to something.”</text:p>
      <text:p text:style-name="P23">Milo, always ready for mischief, darted from tree to tree, keeping close to the firefly trail. “I hope it’s something shiny! I love shiny things!”</text:p>
      <text:p text:style-name="P24">As they walked, the forest began to change. The trees grew taller and more twisted, their bark shimmering faintly in the moonlight. Strange flowers bloomed at their feet, their petals glowing in soft blues and purples. The deeper they went, the more the forest felt alive—like it was watching them, guiding them forward.</text:p>
      <text:p text:style-name="P25">After a while, the fireflies led them to a small clearing. In the center of the clearing stood a stone pedestal, covered in moss and vines. Atop the pedestal lay a small, golden key, glowing with a soft light.</text:p>
      <text:p text:style-name="P26">“That’s it!” Lila gasped, running toward the pedestal. “The Lost Key!”</text:p>
      <text:p text:style-name="P27">Milo hopped up onto the pedestal to get a closer look. “It’s even shinier than I imagined!” he squeaked.</text:p>
      <text:p text:style-name="P28">Tessa carefully sniffed the air. “Something feels strange,” she said, her eyes scanning the shadows around them.</text:p>
      <text:p text:style-name="Normal"><text:span text:style-name="T29">Lila reached out to take the key, but as her fingers brushed against it, a loud<text:s/></text:span><text:span text:style-name="T30">crack</text:span><text:span text:style-name="T31"><text:s/>echoed through the forest. The ground beneath them trembled, and the trees around them began to shift, forming a circle that trapped them in the clearing.</text:span></text:p>
      <text:p text:style-name="P32">“What’s happening?!” Lila shouted, stepping back in alarm.</text:p>
      <text:p text:style-name="P33">Suddenly, a low voice boomed from the shadows. “Who dares to take the Lost Key?”</text:p>
      <text:p text:style-name="P34">From the darkness, a figure stepped forward—tall and shadowy, with glowing eyes and a cloak made of swirling mist. The figure’s voice was deep and powerful. “I am the Guardian of the Lost Key. No one may take it unless they prove themselves worthy.”</text:p>
      <text:p text:style-name="P35">Lila’s heart raced, but she stood tall. “We need the key to open the door in the Hidden Forest. We didn’t come to take it for ourselves—we came to unlock the magic.”</text:p>
      <text:p text:style-name="P36">The Guardian’s glowing eyes studied her closely. “Many have tried to take the key, but none have succeeded. If you truly seek the magic, you must pass the Test of Courage.”</text:p>
      <text:p text:style-name="P37">Lila, Tessa, and Milo exchanged nervous glances. “What’s the Test of Courage?” Lila asked.</text:p>
      <text:p text:style-name="P38">The Guardian raised a hand, and suddenly, the ground around them began to shift again. The stone pedestal vanished, replaced by a swirling fog that filled the clearing. A deep voice echoed from the mist. “Face your fears, young ones, and only then shall the key be yours.”</text:p>
      <text:p text:style-name="P39">Lila felt the air grow heavy. The mist twisted around them, forming shadows that seemed to whisper their deepest fears.</text:p>
      <text:p text:style-name="P40">Lila’s heart raced as a figure stepped out of the fog—it was a giant wolf, its eyes glowing with an eerie red light. She froze, but then remembered the bravery she had shown all her life. “I won’t be scared,” she whispered to herself, stepping forward. “I can do this.”</text:p>
      <text:soft-page-break/>
      <text:p text:style-name="P41">The wolf growled, but Lila stood firm. Slowly, it backed away, vanishing into the mist.</text:p>
      <text:p text:style-name="P42">Tessa’s fear came next—she saw a shadowy figure of a giant rabbit looming over her, casting a long, terrifying shadow. But instead of running, Tessa stood tall, her bravery shining through as she faced the shadow and chased it away.</text:p>
      <text:p text:style-name="P43">Finally, Milo’s fear appeared as a dark storm cloud, swirling above him and threatening to rain down lightning. But Milo wasn’t afraid—he scurried up the nearest tree and leaped from branch to branch, laughing as the storm fizzled away.</text:p>
      <text:p text:style-name="P44">The fog cleared, and the Guardian’s voice rang out again. “You have all faced your fears and shown your courage. The Lost Key is yours.”</text:p>
      <text:p text:style-name="P45">Lila reached forward and picked up the golden key, feeling its warmth in her hand. The forest around them seemed to brighten as the magic of the key filled the air.</text:p>
      <text:p text:style-name="P46">“Well done,” the Guardian said, his voice softening. “Now go—unlock the door in the Hidden Forest, and your journey will continue.”</text:p>
      <text:p text:style-name="P47">With the key in hand, Lila, Milo, and Tessa smiled at each other. Their adventure was far from over, but they had proven their courage, and the next step of their journey was waiting for them.</text:p>
      <text:p text:style-name="P48">“Let’s go,” Lila said, her heart pounding with excitement. “The door is waiting.”</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ttps://mysamplefiles.com</meta:initial-creator>
    <dc:creator>EDWIN CHEN</dc:creator>
    <meta:creation-date>2025-03-02T06:04:00Z</meta:creation-date>
    <dc:date>2025-03-02T06:04:00Z</dc:date>
    <meta:template xlink:href="Normal" xlink:type="simple"/>
    <meta:editing-cycles>2</meta:editing-cycles>
    <meta:editing-duration>PT0S</meta:editing-duration>
    <meta:document-statistic meta:page-count="3" meta:paragraph-count="13" meta:word-count="1004" meta:character-count="6718" meta:row-count="47" meta:non-whitespace-character-count="5727"/>
  </office:meta>
</office:document-meta>
</file>